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pied “cored 1.csv”, a file of selections, from the “finding centers” folder from working on the proofs.</text:p>
      <text:p text:style-name="Standard"/>
      <text:p text:style-name="Standard">Copied “geomedian.py” from the same place and made some changes outside the geomedian function. Then I commented out 'plt.show' and all the print statements in the geomedian function, and had it return the testMedian at the end.</text:p>
      <text:p text:style-name="Standard"/>
      <text:p text:style-name="Standard">I used the 'take_intersection' and 'make_exp_sheets' functions in 'make selections and coordlists.py' to find the intersection of the exp_sheets selection and the cored_1 selection, from 'cored_1.csv'. I verified that the intersection was smaller than the exp_sheets selection for 3EFM:</text:p>
      <text:p text:style-name="Standard">PyMOL&gt;print len(exp_sheets['3EFM'])</text:p>
      <text:p text:style-name="Standard">147</text:p>
      <text:p text:style-name="Standard">PyMOL&gt;print len(intersection['3EFM'])</text:p>
      <text:p text:style-name="Standard">145</text:p>
      <text:p text:style-name="Standard"/>
      <text:p text:style-name="Standard">Used 'make_coord_lists' function in 'make selections and coordlists.py' to make the csv files in the 'coordlists' folder.</text:p>
      <text:p text:style-name="Standard">Checked to see that a beta sheet residue from 1QD6 was in both 'coordlists/1QD6.csv' and '1qd6 no helix.csv' from the 'finding centers' folder:</text:p>
      <text:p text:style-name="Standard">PyMOL&gt;iterate_state 1, n. cA &amp; sele, print((x,y))</text:p>
      <text:p text:style-name="Standard">(14.896562576293945, -1.9406352043151855)</text:p>
      <text:p text:style-name="Standard">in '1qd6 no helix.csv' from working on the proofs: 14.897,-1.941</text:p>
      <text:p text:style-name="Standard">in 'coordlists/1QD6.csv': 14.8970003128,-1.94099998474</text:p>
      <text:p text:style-name="Standard">Then, I checked to see that a loop residue was in '1qd6 no helix.csv' but NOT in 'coordlists/1QD6.csv'</text:p>
      <text:p text:style-name="Standard">PyMOL&gt;iterate_state 1, sele &amp; n. ca, print((x,y))</text:p>
      <text:p text:style-name="Standard">(12.575467109680176, -13.068437576293945)</text:p>
      <text:p text:style-name="Standard">in '1qd6 no helix.csv': 12.575,-13.068</text:p>
      <text:p text:style-name="Standard">No such coordinate in 'coordlists/1QD6.csv'</text:p>
      <text:p text:style-name="Standard"/>
      <text:p text:style-name="Standard">I ran the 'save_selections' function from 'make selections and coordlists.py' on the intersection selection that I ran through 'make_coord_lists', to produce 'exc selections.csv'</text:p>
      <text:p text:style-name="Standard"/>
      <text:p text:style-name="Standard">I ran the 'load_centers' and 'test_centers' functions in 'make selections and coordlists.csv' to verify that the centers produced tiny moments for the selection 'intersection', using the center file 'exc centers.csv'</text:p>
      <text:p text:style-name="Standard">Except for presence/absence of 1qd5, old/new inclusive moment files were identical, old/new exclusive eisenmoment are differ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Davis</meta:initial-creator>
    <meta:creation-date>2011-12-14T16:21:04</meta:creation-date>
    <dc:date>2011-12-14T22:03:18</dc:date>
    <dc:creator>Alexander Davis</dc:creator>
    <meta:editing-duration>PT05H42M14S</meta:editing-duration>
    <meta:editing-cycles>16</meta:editing-cycles>
    <meta:generator>OpenOffice.org/3.2$Linux OpenOffice.org_project/320m12$Build-9483</meta:generator>
    <meta:document-statistic meta:table-count="0" meta:image-count="0" meta:object-count="0" meta:page-count="1" meta:paragraph-count="21" meta:word-count="270" meta:character-count="1963"/>
  </office:meta>
</office:document-meta>
</file>